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fbc" officeooo:paragraph-rsid="0006b1b0"/>
    </style:style>
    <style:style style:name="P2" style:family="paragraph" style:parent-style-name="Standard">
      <style:paragraph-properties fo:margin-left="1.251cm" fo:text-indent="0cm" style:auto-text-indent="false"/>
      <style:text-properties officeooo:rsid="0009fc0a" officeooo:paragraph-rsid="00085fbc"/>
    </style:style>
    <style:style style:name="P3" style:family="paragraph" style:parent-style-name="Standard">
      <style:paragraph-properties fo:margin-left="2.501cm" fo:text-indent="0cm" style:auto-text-indent="false"/>
      <style:text-properties officeooo:rsid="0009fc0a" officeooo:paragraph-rsid="00085fbc"/>
    </style:style>
    <style:style style:name="P4" style:family="paragraph" style:parent-style-name="Standard">
      <style:text-properties officeooo:rsid="0006b1b0" officeooo:paragraph-rsid="0006b1b0"/>
    </style:style>
    <style:style style:name="P5" style:family="paragraph" style:parent-style-name="Standard">
      <style:paragraph-properties fo:margin-left="1.251cm" fo:text-indent="0cm" style:auto-text-indent="false" fo:break-before="page"/>
      <style:text-properties officeooo:rsid="000c50ef" officeooo:paragraph-rsid="000c50ef"/>
    </style:style>
    <style:style style:name="P6" style:family="paragraph" style:parent-style-name="Standard">
      <style:paragraph-properties fo:margin-left="1.251cm" fo:text-indent="0cm" style:auto-text-indent="false"/>
      <style:text-properties officeooo:rsid="000c50ef" officeooo:paragraph-rsid="000c50ef"/>
    </style:style>
    <style:style style:name="P7" style:family="paragraph" style:parent-style-name="Standard">
      <style:paragraph-properties fo:margin-left="2.501cm" fo:text-indent="0cm" style:auto-text-indent="false"/>
      <style:text-properties officeooo:rsid="000c50ef" officeooo:paragraph-rsid="000c50ef"/>
    </style:style>
    <style:style style:name="T1" style:family="text">
      <style:text-properties officeooo:rsid="000c50ef"/>
    </style:style>
    <style:style style:name="T2" style:family="text">
      <style:text-properties officeooo:rsid="000da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ocumentation technique</text:span>: </text:p>
      <text:p text:style-name="P1"/>
      <text:p text:style-name="P2">- <text:span text:style-name="T1">il faut commencé la doc en même temps que le code sinon sa prend trop de tente</text:span></text:p>
      <text:p text:style-name="P2">- <text:span text:style-name="T1">squelette</text:span></text:p>
      <text:p text:style-name="P3">- <text:span text:style-name="T1">page de garde</text:span></text:p>
      <text:p text:style-name="P3">- <text:span text:style-name="T1">description du projet</text:span></text:p>
      <text:p text:style-name="P3">- <text:span text:style-name="T1">fonctionnalité</text:span></text:p>
      <text:p text:style-name="P3">- <text:span text:style-name="T1">architecture</text:span></text:p>
      <text:p text:style-name="P3">- <text:span text:style-name="T1">maquette des écrans</text:span></text:p>
      <text:p text:style-name="P3">- <text:span text:style-name="T1">libellés message d’erreurs</text:span></text:p>
      <text:p text:style-name="P3">- <text:span text:style-name="T1">annexes</text:span></text:p>
      <text:p text:style-name="P3">- <text:span text:style-name="T1">les diffculté rencontré est leur solutions</text:span></text:p>
      <text:p text:style-name="P3">- <text:span text:style-name="T1">les évolutions du projet</text:span></text:p>
      <text:p text:style-name="P3"/>
      <text:p text:style-name="P2">- <text:span text:style-name="T1">page de garde</text:span></text:p>
      <text:p text:style-name="P3">- <text:span text:style-name="T1">logo</text:span></text:p>
      <text:p text:style-name="P3">- <text:span text:style-name="T1">nom du projet</text:span></text:p>
      <text:p text:style-name="P3">- <text:span text:style-name="T1">nom de l’entreprise (clients)</text:span></text:p>
      <text:p text:style-name="P3">- <text:span text:style-name="T1">auteur de la doc</text:span></text:p>
      <text:p text:style-name="P3">- <text:span text:style-name="T1">date de créations</text:span></text:p>
      <text:p text:style-name="P3">- <text:span text:style-name="T1">dernière date de modif</text:span></text:p>
      <text:p text:style-name="P3">- <text:span text:style-name="T1">version de la doc</text:span></text:p>
      <text:p text:style-name="P3"/>
      <text:p text:style-name="P2">- <text:span text:style-name="T1">introduction du projet</text:span></text:p>
      <text:p text:style-name="P3">- <text:span text:style-name="T1">objectif du document</text:span></text:p>
      <text:p text:style-name="P3">- <text:span text:style-name="T1">description et besoins du projet</text:span></text:p>
      <text:p text:style-name="P3">- <text:span text:style-name="T1">fonctionnalité finale du projet</text:span></text:p>
      <text:p text:style-name="P3">- <text:span text:style-name="T1">mise en œuvre du projet</text:span></text:p>
      <text:p text:style-name="P3">- <text:span text:style-name="T1">listage ds fonctionnalité et règle de gestions</text:span></text:p>
      <text:p text:style-name="P3">- <text:span text:style-name="T1">difficulté attendue du developpment</text:span></text:p>
      <text:p text:style-name="P3"/>
      <text:p text:style-name="P2">- <text:span text:style-name="T1">processus est fonctionnalité</text:span></text:p>
      <text:p text:style-name="P3">- <text:span text:style-name="T1">faire tous le parcours utilisateur de base quand il arrive sur le site</text:span></text:p>
      <text:p text:style-name="P3">- <text:span text:style-name="T1">faire un organigramme</text:span></text:p>
      <text:p text:style-name="P3"/>
      <text:p text:style-name="P2">- <text:span text:style-name="T1">architecture</text:span></text:p>
      <text:p text:style-name="P3">- <text:span text:style-name="T1">dossier est fichier</text:span></text:p>
      <text:p text:style-name="P3">- <text:span text:style-name="T1">plugins est framework</text:span></text:p>
      <text:p text:style-name="P3">- <text:span text:style-name="T1">l’api</text:span></text:p>
      <text:p text:style-name="P3">- <text:span text:style-name="T1">base de donné</text:span></text:p>
      <text:p text:style-name="P3"/>
      <text:p text:style-name="P2">- <text:span text:style-name="T1">libellé et message d’erreur</text:span></text:p>
      <text:p text:style-name="P3">- <text:span text:style-name="T1">dans une doc complète nous trouverons tous les messages d’erreur</text:span></text:p>
      <text:p text:style-name="P5">- appli pour arhitecture</text:p>
      <text:p text:style-name="P7">- <text:s/>LucidChart (conseilé)</text:p>
      <text:p text:style-name="P7">- Draw.io</text:p>
      <text:p text:style-name="P7">- MySQL WorkBench</text:p>
      <text:p text:style-name="P6"/>
      <text:p text:style-name="P6">- faire un page de remerciement pour les profs les gens qui on lu la doc est les framework utilisé est blablabla</text:p>
      <text:p text:style-name="P6"/>
      <text:p text:style-name="P6">- <text:span text:style-name="T2">annexes sa va juste être toutes les images utilisé sur la doc avec leur noms est la pages est aussi m’être le site map dessus</text:span></text:p>
      <text:p text:style-name="P6"/>
      <text:p text:style-name="P6">- <text:span text:style-name="T2">créer une page d’erreur 404 dans le projet qui serra pas utilisab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9:41:02.269000000</meta:creation-date>
    <dc:date>2024-06-18T10:28:24.115000000</dc:date>
    <meta:editing-duration>PT2H15M42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4" meta:word-count="255" meta:character-count="1364" meta:non-whitespace-character-count="1151"/>
  </office:meta>
</office:document-meta>
</file>